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Raleway" svg:font-family="Raleway, sans-serif"/>
    <style:font-face style:name="SimSun" svg:font-family="SimSun" style:font-family-generic="system" style:font-pitch="variable"/>
    <style:font-face style:name="Source Code Pro" svg:font-family="'Source Code Pro', Consolas, 'Bitstream Vera Sans Mono', 'Courier New', Courier, monospac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color="#000000" loext:opacity="100%" fo:font-weight="bold" style:font-weight-asian="bold" style:font-weight-complex="bold"/>
    </style:style>
    <style:style style:name="P4" style:family="paragraph" style:parent-style-name="Standard">
      <style:text-properties fo:color="#800000" loext:opacity="100%" fo:font-weight="bold" style:font-weight-asian="bold" style:font-weight-complex="bold"/>
    </style:style>
    <style:style style:name="P5" style:family="paragraph" style:parent-style-name="Standard" style:list-style-name="L1">
      <style:text-properties fo:color="#000000" loext:opacity="100%" fo:font-weight="bold" style:font-weight-asian="bold" style:font-weight-complex="bold"/>
    </style:style>
    <style:style style:name="P6" style:family="paragraph" style:parent-style-name="Standard" style:list-style-name="L1">
      <style:text-properties fo:color="#000000" loext:opacity="100%" fo:font-weight="bold" fo:background-color="transparent" style:font-weight-asian="bold" style:font-weight-complex="bold"/>
    </style:style>
    <style:style style:name="P7" style:family="paragraph" style:parent-style-name="Standard" style:list-style-name="L1">
      <style:text-properties fo:color="#000000" loext:opacity="100%" fo:font-weight="bold" fo:background-color="#ffffff" style:font-weight-asian="bold" style:font-weight-complex="bold"/>
    </style:style>
    <style:style style:name="P8" style:family="paragraph" style:parent-style-name="Standard" style:list-style-name="L1">
      <style:text-properties fo:color="#000000" loext:opacity="100%" fo:font-weight="normal" fo:background-color="#ffffff" style:font-weight-asian="normal" style:font-weight-complex="normal"/>
    </style:style>
    <style:style style:name="P9" style:family="paragraph" style:parent-style-name="Standard" style:list-style-name="L2">
      <style:text-properties fo:color="#000000" loext:opacity="100%" fo:font-weight="normal" style:font-weight-asian="normal" style:font-weight-complex="normal"/>
    </style:style>
    <style:style style:name="P10" style:family="paragraph" style:parent-style-name="Standard">
      <style:text-properties fo:color="#000000" loext:opacity="100%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style:font-weight-asian="normal" style:font-weight-complex="normal"/>
    </style:style>
    <style:style style:name="P12" style:family="paragraph" style:parent-style-name="Standard" style:list-style-name="L2"/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800000" loext:opacity="100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ff00" loext:char-shading-value="0" style:font-weight-asian="normal" style:font-weight-complex="normal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style:font-name="Monospace" fo:font-size="10pt" style:font-size-asian="10pt"/>
    </style:style>
    <style:style style:name="T6" style:family="text">
      <style:text-properties fo:color="#000000" loext:opacity="100%" style:font-name="Monospace" fo:font-size="10pt" fo:font-style="italic" style:font-size-asian="10pt" style:font-style-asian="italic"/>
    </style:style>
    <style:style style:name="T7" style:family="text">
      <style:text-properties fo:background-color="#ffff00" loext:char-shading-value="0"/>
    </style:style>
    <style:style style:name="T8" style:family="text">
      <style:text-properties fo:font-variant="normal" fo:text-transform="none" fo:color="#000000" loext:opacity="100%" style:font-name="Source Code Pro" fo:font-size="10.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Raleway" fo:font-size="13.5pt" fo:letter-spacing="normal" fo:font-style="normal" fo:font-weight="bold"/>
    </style:style>
    <style:style style:name="T11" style:family="text">
      <style:text-properties fo:font-variant="normal" fo:text-transform="none" fo:color="#4e9359" loext:opacity="100%" style:font-name="Source Code Pro" fo:font-size="10.5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4e9359" loext:opacity="100%" style:font-name="Source Code Pro" fo:font-size="10.5pt" fo:letter-spacing="normal" fo:font-style="normal" fo:font-weight="bold" style:font-weight-asian="normal" style:font-weight-complex="normal"/>
    </style:style>
    <style:style style:name="T13" style:family="text">
      <style:text-properties fo:font-variant="normal" fo:text-transform="none" fo:color="#bc6060" loext:opacity="100%" style:font-name="Source Code Pro" fo:font-size="10.5pt" fo:letter-spacing="normal" fo:font-style="normal" fo:font-weight="normal" style:font-weight-asian="normal" style:font-weight-complex="normal"/>
    </style:style>
    <style:style style:name="T14" style:family="text">
      <style:text-properties fo:color="#7f0055" loext:opacity="100%" style:font-name="Monospace" fo:font-size="10pt" fo:font-weight="bold" style:font-size-asian="10pt" style:font-weight-asian="bold"/>
    </style:style>
    <style:style style:name="T15" style:family="text">
      <style:text-properties fo:color="#6a3e3e" loext:opacity="100%" style:font-name="Monospace" fo:font-size="10pt" style:font-size-asian="10pt"/>
    </style:style>
    <style:style style:name="T16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17" style:family="text">
      <style:text-properties fo:color="#0000c0" loext:opacity="100%" style:font-name="Monospace" fo:font-size="10pt" style:font-size-asian="10pt"/>
    </style:style>
    <style:style style:name="T18" style:family="text">
      <style:text-properties fo:color="#2a00ff" loext:opacity="100%" style:font-name="Monospace" fo:font-size="10pt" style:font-size-asian="10pt"/>
    </style:style>
    <style:style style:name="T19" style:family="text">
      <style:text-properties fo:color="#3f7f5f" loext:opacity="100%" style:font-name="Monospace" fo:font-size="10pt" style:font-size-asian="10pt"/>
    </style:style>
    <style:style style:name="T20" style:family="text">
      <style:text-properties fo:color="#646464" loext:opacity="100%" style:font-name="Monospace" fo:font-size="10pt" style:font-size-asian="10pt"/>
    </style:style>
    <style:style style:name="T21" style:family="text">
      <style:text-properties fo:color="#7f9fbf" loext:opacity="100%" style:font-name="Monospace" fo:font-size="10pt" fo:font-weight="bold" style:font-size-asian="10pt" style:font-weight-asian="bold"/>
    </style:style>
    <style:style style:name="T22" style:family="text">
      <style:text-properties style:font-name="Monospace" fo:font-size="10pt" style:font-size-asian="10pt"/>
    </style:style>
    <style:style style:name="T23" style:family="text">
      <style:text-properties style:font-name="Monospace" fo:font-size="10pt" fo:font-style="italic" style:font-size-asian="10pt" style:font-style-asian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eams API:</text:p>
      <text:p text:style-name="P2">It is used for processing sequence of elements.</text:p>
      <text:p text:style-name="P2"/>
      <text:p text:style-name="P1">Stream creation:</text:p>
      <text:p text:style-name="P1">of() method and stream():</text:p>
      <text:p text:style-name="P1">Ex: list.stream(), Arrays.stream(arr), Stream.of(“a”,”b”,”c”)</text:p>
      <text:p text:style-name="P1"/>
      <text:p text:style-name="P1">parallelStream(): runs operations on stream elements in parallel modes.</text:p>
      <text:p text:style-name="P1">Ex: <text:span text:style-name="T1">list.parallelStream().forEach(x -&gt; System.out::println)</text:span></text:p>
      <text:p text:style-name="P4"/>
      <text:p text:style-name="P3">Stream Operations:</text:p>
      <text:p text:style-name="P3">Intermediate Operations: <text:span text:style-name="T2">returns new stream. Allows chaining. They are lazyly invoked. Old stream is not modified , new stream is created.</text:span></text:p>
      <text:p text:style-name="P3"/>
      <text:list xml:id="list2233094570" text:style-name="L1">
        <text:list-item>
          <text:p text:style-name="P5">Filter(Predicate&lt;T&gt; p): <text:span text:style-name="T2">method returns stream according to the Predicate passed to it. If predicate is satisfied then it remains in stream and others are filtered out.</text:span></text:p>
          <text:p text:style-name="P5"><text:span text:style-name="T2">Ex: </text:span><text:span text:style-name="T3">Stream&lt;Integer&gt; stream = list.stream().filter(x -&gt; x%2);</text:span></text:p>
        </text:list-item>
        <text:list-item>
          <text:p text:style-name="P6">Map(Function&lt;T,R&gt; f): <text:span text:style-name="T2">Used to modify the elements of the stream. One to one mapping.</text:span></text:p>
          <text:p text:style-name="P6"><text:span text:style-name="T2">Ex: </text:span><text:span text:style-name="T3">Stream&lt;Integer&gt; stream = list.stream().map(x -&gt; x*5);</text:span><text:span text:style-name="T7"> </text:span></text:p>
        </text:list-item>
        <text:list-item>
          <text:p text:style-name="P7">flatMap(Function&lt;T,R&gt; f): <text:span text:style-name="T2">it performs the function of a map and then flattens the stream.</text:span></text:p>
          <text:p text:style-name="P8">Flattening means: [[1,2,3],[4,5,6],[7,8,9]] -&gt; [1,2,3,4,5,6,7,8,9]</text:p>
          <text:p text:style-name="P8">One to many mapping.</text:p>
        </text:list-item>
        <text:list-item>
          <text:p text:style-name="P8">Distinct(),sorted(),limit(),skip().</text:p>
          <text:p text:style-name="P5"/>
        </text:list-item>
      </text:list>
      <text:p text:style-name="P3">Terminal Operations: <text:span text:style-name="T2">returns result of definite type.</text:span></text:p>
      <text:list xml:id="list2129224014" text:style-name="L2">
        <text:list-item>
          <text:p text:style-name="P9">Collect(): handy to convert stream to collection or map.</text:p>
          <text:p text:style-name="P12"><text:span text:style-name="T8">List&lt;String&gt; resultList = list.stream().map(element -&gt; element.toUpperCase()).collect(Collectors.toList());</text:span><text:span text:style-name="T2"> </text:span></text:p>
        </text:list-item>
        <text:list-item>
          <text:p text:style-name="P9">Reduce(): takes initial value and accumulator function and reduce sequence of elements</text:p>
          <text:p text:style-name="P12"><text:span text:style-name="T8">List&lt;Integer&gt; integers = Arrays.asList(</text:span><text:span text:style-name="T11">1</text:span><text:span text:style-name="T8">, </text:span><text:span text:style-name="T11">1</text:span><text:span text:style-name="T8">, </text:span><text:span text:style-name="T11">1</text:span><text:span text:style-name="T8">); </text:span><text:span text:style-name="T12">Integer</text:span><text:span text:style-name="T9"> </text:span><text:span text:style-name="T13">reduced</text:span><text:span text:style-name="T9"> </text:span><text:span text:style-name="T8">=</text:span><text:span text:style-name="T9"> </text:span><text:span text:style-name="T8">integers.stream().reduce(</text:span><text:span text:style-name="T11">23</text:span><text:span text:style-name="T8">, (a, b) -&gt; a + b);</text:span><text:span text:style-name="T4"> </text:span></text:p>
        </text:list-item>
        <text:list-item>
          <text:p text:style-name="P9">findFirst(), min(), max(), <text:s/>count(), forEach() etc.</text:p>
        </text:list-item>
      </text:list>
      <text:p text:style-name="P10"/>
      <text:p text:style-name="Standard"><text:span text:style-name="Strong_20_Emphasis"><text:span text:style-name="T10">Java 8 streams can't be reused.</text:span></text:span><text:span text:style-name="T4"> </text:span></text:p>
      <text:p text:style-name="P10"/>
      <text:p text:style-name="P10">Streams do not store data, it is not a data structure. Once consumed, streams are gone.</text:p>
      <text:p text:style-name="P10"/>
      <text:p text:style-name="P10"/>
      <text:p text:style-name="P11"><text:span text:style-name="T14">import</text:span><text:span text:style-name="T22"> java.util.Arrays;</text:span></text:p>
      <text:p text:style-name="P13"><text:span text:style-name="T14">import</text:span><text:span text:style-name="T5"> java.util.Collections;</text:span></text:p>
      <text:p text:style-name="P13"><text:span text:style-name="T14">import</text:span><text:span text:style-name="T5"> java.util.Comparator;</text:span></text:p>
      <text:p text:style-name="P13"><text:span text:style-name="T14">import</text:span><text:span text:style-name="T5"> java.util.List;</text:span></text:p>
      <text:p text:style-name="P13"><text:span text:style-name="T14">import</text:span><text:span text:style-name="T5"> java.util.Map;</text:span></text:p>
      <text:p text:style-name="P13"><text:span text:style-name="T14">import</text:span><text:span text:style-name="T5"> java.util.stream.Collectors;</text:span></text:p>
      <text:p text:style-name="P14"/>
      <text:p text:style-name="P13"><text:span text:style-name="T14">public</text:span><text:span text:style-name="T5"> </text:span><text:span text:style-name="T14">class</text:span><text:span text:style-name="T5"> Main {</text:span></text:p>
      <text:p text:style-name="P14"/>
      <text:p text:style-name="P13"><text:span text:style-name="T5"><text:tab/></text:span><text:span text:style-name="T14">public</text:span><text:span text:style-name="T5"> </text:span><text:span text:style-name="T14">static</text:span><text:span text:style-name="T5"> </text:span><text:span text:style-name="T14">void</text:span><text:span text:style-name="T5"> main(String[] </text:span><text:span text:style-name="T15">args</text:span><text:span text:style-name="T5">) </text:span><text:span text:style-name="T14">throws</text:span><text:span text:style-name="T5"> CloneNotSupportedException {</text:span></text:p>
      <text:p text:style-name="P14"/>
      <text:p text:style-name="P13"><text:span text:style-name="T5"><text:tab/><text:tab/></text:span></text:p>
      <text:p text:style-name="P13"><text:span text:style-name="T5"><text:tab/><text:tab/></text:span></text:p>
      <text:p text:style-name="P13"><text:span text:style-name="T5"><text:tab/><text:tab/>List&lt;Integer&gt; </text:span><text:span text:style-name="T15">list</text:span><text:span text:style-name="T5"> = Arrays.</text:span><text:span text:style-name="T6">asList</text:span><text:span text:style-name="T5">(11,2,67,48,98,2,11);</text:span></text:p>
      <text:p text:style-name="P13"><text:span text:style-name="T5"><text:tab/><text:tab/></text:span></text:p>
      <text:p text:style-name="P13"><text:span text:style-name="T5"><text:tab/><text:tab/></text:span><text:span text:style-name="T14">int</text:span><text:span text:style-name="T5"> </text:span><text:span text:style-name="T15">sum</text:span><text:span text:style-name="T5"> = </text:span><text:span text:style-name="T15">list</text:span><text:span text:style-name="T5">.stream().reduce((</text:span><text:span text:style-name="T15">a</text:span><text:span text:style-name="T5">,</text:span><text:span text:style-name="T15">b</text:span><text:span text:style-name="T5">) -&gt; </text:span><text:span text:style-name="T15">a</text:span><text:span text:style-name="T5">+</text:span><text:span text:style-name="T15">b</text:span><text:span text:style-name="T5">).get();</text:span></text:p>
      <text:p text:style-name="P13"><text:span text:style-name="T5"><text:tab/><text:tab/>System.</text:span><text:span text:style-name="T16">out</text:span><text:span text:style-name="T5">.println(</text:span><text:span text:style-name="T15">sum</text:span><text:span text:style-name="T5">);</text:span></text:p>
      <text:p text:style-name="P13"><text:soft-page-break/><text:span text:style-name="T5"><text:tab/><text:tab/></text:span></text:p>
      <text:p text:style-name="P13"><text:span text:style-name="T5"><text:tab/><text:tab/>String </text:span><text:span text:style-name="T15">str</text:span><text:span text:style-name="T5"> = </text:span><text:span text:style-name="T18">"11,2,67,48,90,67,48"</text:span><text:span text:style-name="T5">;</text:span></text:p>
      <text:p text:style-name="P13"><text:span text:style-name="T5"><text:tab/><text:tab/></text:span><text:span text:style-name="T15">sum</text:span><text:span text:style-name="T5"> = Arrays.</text:span><text:span text:style-name="T6">stream</text:span><text:span text:style-name="T5">(</text:span><text:span text:style-name="T15">str</text:span><text:span text:style-name="T5">.split(</text:span><text:span text:style-name="T18">","</text:span><text:span text:style-name="T5">)).map(</text:span><text:span text:style-name="T15">e</text:span><text:span text:style-name="T5"> -&gt; Integer.</text:span><text:span text:style-name="T6">parseInt</text:span><text:span text:style-name="T5">(</text:span><text:span text:style-name="T15">e</text:span><text:span text:style-name="T5">)).reduce(0, (</text:span><text:span text:style-name="T15">a</text:span><text:span text:style-name="T5">,</text:span><text:span text:style-name="T15">b</text:span><text:span text:style-name="T5">)-&gt;</text:span><text:span text:style-name="T15">a</text:span><text:span text:style-name="T5">+</text:span><text:span text:style-name="T15">b</text:span><text:span text:style-name="T5">);</text:span></text:p>
      <text:p text:style-name="P13"><text:span text:style-name="T5"><text:tab/><text:tab/>System.</text:span><text:span text:style-name="T16">out</text:span><text:span text:style-name="T5">.println(</text:span><text:span text:style-name="T15">sum</text:span><text:span text:style-name="T5">);</text:span></text:p>
      <text:p text:style-name="P13"><text:span text:style-name="T5"><text:tab/><text:tab/></text:span><text:span text:style-name="T19">//--------------------------------------</text:span></text:p>
      <text:p text:style-name="P13"><text:span text:style-name="T5"><text:tab/><text:tab/></text:span><text:span text:style-name="T14">double</text:span><text:span text:style-name="T5"> </text:span><text:span text:style-name="T15">avg</text:span><text:span text:style-name="T5"> = </text:span><text:span text:style-name="T15">list</text:span><text:span text:style-name="T5">.stream().mapToInt(</text:span><text:span text:style-name="T15">e</text:span><text:span text:style-name="T5"> -&gt; </text:span><text:span text:style-name="T15">e</text:span><text:span text:style-name="T5">).average().getAsDouble();</text:span></text:p>
      <text:p text:style-name="P13"><text:span text:style-name="T5"><text:tab/><text:tab/>System.</text:span><text:span text:style-name="T16">out</text:span><text:span text:style-name="T5">.println(</text:span><text:span text:style-name="T15">avg</text:span><text:span text:style-name="T5">);</text:span></text:p>
      <text:p text:style-name="P13"><text:span text:style-name="T5"><text:tab/><text:tab/></text:span></text:p>
      <text:p text:style-name="P13"><text:span text:style-name="T5"><text:tab/><text:tab/></text:span><text:span text:style-name="T15">avg</text:span><text:span text:style-name="T5"> = Arrays.</text:span><text:span text:style-name="T6">stream</text:span><text:span text:style-name="T5">(</text:span><text:span text:style-name="T15">str</text:span><text:span text:style-name="T5">.split(</text:span><text:span text:style-name="T18">","</text:span><text:span text:style-name="T5">)).map(Integer::</text:span><text:span text:style-name="T6">parseInt</text:span><text:span text:style-name="T5">).mapToInt(</text:span><text:span text:style-name="T15">e</text:span><text:span text:style-name="T5"> -&gt; </text:span><text:span text:style-name="T15">e</text:span><text:span text:style-name="T5">).average().getAsDouble();</text:span></text:p>
      <text:p text:style-name="P13"><text:span text:style-name="T5"><text:tab/><text:tab/>System.</text:span><text:span text:style-name="T16">out</text:span><text:span text:style-name="T5">.println(</text:span><text:span text:style-name="T15">avg</text:span><text:span text:style-name="T5">);</text:span></text:p>
      <text:p text:style-name="P13"><text:span text:style-name="T5"><text:tab/><text:tab/></text:span><text:span text:style-name="T19">//--------------------------------------</text:span></text:p>
      <text:p text:style-name="P13"><text:span text:style-name="T5"><text:tab/><text:tab/></text:span><text:span text:style-name="T15">avg</text:span><text:span text:style-name="T5"> = </text:span><text:span text:style-name="T15">list</text:span><text:span text:style-name="T5">.stream().map(</text:span><text:span text:style-name="T15">e</text:span><text:span text:style-name="T5"> -&gt; </text:span><text:span text:style-name="T15">e</text:span><text:span text:style-name="T5">*</text:span><text:span text:style-name="T15">e</text:span><text:span text:style-name="T5">).filter(</text:span><text:span text:style-name="T15">e</text:span><text:span text:style-name="T5"> -&gt; </text:span><text:span text:style-name="T15">e</text:span><text:span text:style-name="T5"> &gt;= 100).mapToInt(</text:span><text:span text:style-name="T15">e</text:span><text:span text:style-name="T5"> -&gt; </text:span><text:span text:style-name="T15">e</text:span><text:span text:style-name="T5">).average().getAsDouble();</text:span></text:p>
      <text:p text:style-name="P13"><text:span text:style-name="T5"><text:tab/><text:tab/>System.</text:span><text:span text:style-name="T16">out</text:span><text:span text:style-name="T5">.println(</text:span><text:span text:style-name="T15">avg</text:span><text:span text:style-name="T5">);</text:span></text:p>
      <text:p text:style-name="P13"><text:span text:style-name="T5"><text:tab/><text:tab/></text:span></text:p>
      <text:p text:style-name="P13"><text:span text:style-name="T5"><text:tab/><text:tab/></text:span><text:span text:style-name="T15">avg</text:span><text:span text:style-name="T5"> = Arrays.</text:span><text:span text:style-name="T6">stream</text:span><text:span text:style-name="T5">(</text:span><text:span text:style-name="T15">str</text:span><text:span text:style-name="T5">.split(</text:span><text:span text:style-name="T18">","</text:span><text:span text:style-name="T5">)).map(</text:span><text:span text:style-name="T15">e</text:span><text:span text:style-name="T5"> -&gt; Integer.</text:span><text:span text:style-name="T6">parseInt</text:span><text:span text:style-name="T5">(</text:span><text:span text:style-name="T15">e</text:span><text:span text:style-name="T5">) * <text:s/>Integer.</text:span><text:span text:style-name="T6">parseInt</text:span><text:span text:style-name="T5">(</text:span><text:span text:style-name="T15">e</text:span><text:span text:style-name="T5">) ).mapToInt(</text:span><text:span text:style-name="T15">e</text:span><text:span text:style-name="T5"> -&gt; </text:span><text:span text:style-name="T15">e</text:span><text:span text:style-name="T5">).filter(</text:span><text:span text:style-name="T15">e</text:span><text:span text:style-name="T5"> -&gt; </text:span><text:span text:style-name="T15">e</text:span><text:span text:style-name="T5">&gt;=100).average().getAsDouble();</text:span></text:p>
      <text:p text:style-name="P13"><text:span text:style-name="T5"><text:tab/><text:tab/>System.</text:span><text:span text:style-name="T16">out</text:span><text:span text:style-name="T5">.println(</text:span><text:span text:style-name="T15">avg</text:span><text:span text:style-name="T5">);</text:span></text:p>
      <text:p text:style-name="P13"><text:span text:style-name="T5"><text:tab/><text:tab/></text:span><text:span text:style-name="T19">//--------------------------------------</text:span></text:p>
      <text:p text:style-name="P13"><text:span text:style-name="T5"><text:tab/><text:tab/>Object[] </text:span><text:span text:style-name="T15">arr</text:span><text:span text:style-name="T5"> = </text:span><text:span text:style-name="T15">list</text:span><text:span text:style-name="T5">.stream().filter(</text:span><text:span text:style-name="T15">e</text:span><text:span text:style-name="T5"> -&gt; </text:span><text:span text:style-name="T15">e</text:span><text:span text:style-name="T5"> % 2 == 0 ).toArray();</text:span></text:p>
      <text:p text:style-name="P13"><text:span text:style-name="T5"><text:tab/><text:tab/></text:span><text:span text:style-name="T14">for</text:span><text:span text:style-name="T5">(</text:span><text:span text:style-name="T14">int</text:span><text:span text:style-name="T5"> </text:span><text:span text:style-name="T15">i</text:span><text:span text:style-name="T5">=0;</text:span><text:span text:style-name="T15">i</text:span><text:span text:style-name="T5">&lt;</text:span><text:span text:style-name="T15">arr</text:span><text:span text:style-name="T5">.</text:span><text:span text:style-name="T17">length</text:span><text:span text:style-name="T5">;</text:span><text:span text:style-name="T15">i</text:span><text:span text:style-name="T5">++) {</text:span></text:p>
      <text:p text:style-name="P13"><text:span text:style-name="T5"><text:tab/><text:tab/><text:tab/>System.</text:span><text:span text:style-name="T16">out</text:span><text:span text:style-name="T5">.println(</text:span><text:span text:style-name="T18">"ARR: "</text:span><text:span text:style-name="T5">+(Integer)</text:span><text:span text:style-name="T15">arr</text:span><text:span text:style-name="T5">[</text:span><text:span text:style-name="T15">i</text:span><text:span text:style-name="T5">]);</text:span></text:p>
      <text:p text:style-name="P13"><text:span text:style-name="T5"><text:tab/><text:tab/>}</text:span></text:p>
      <text:p text:style-name="P13"><text:span text:style-name="T5"><text:tab/><text:tab/></text:span></text:p>
      <text:p text:style-name="P13"><text:span text:style-name="T5"><text:tab/><text:tab/>Arrays.</text:span><text:span text:style-name="T6">stream</text:span><text:span text:style-name="T5">(</text:span><text:span text:style-name="T15">str</text:span><text:span text:style-name="T5">.split(</text:span><text:span text:style-name="T18">","</text:span><text:span text:style-name="T5">)).map(Integer::</text:span><text:span text:style-name="T6">parseInt</text:span><text:span text:style-name="T5">).filter(</text:span><text:span text:style-name="T15">e</text:span><text:span text:style-name="T5"> -&gt; </text:span><text:span text:style-name="T15">e</text:span><text:span text:style-name="T5"> % 2 == 0).forEach(</text:span><text:span text:style-name="T15">e</text:span><text:span text:style-name="T5"> -&gt; System.</text:span><text:span text:style-name="T16">out</text:span><text:span text:style-name="T5">.print(</text:span><text:span text:style-name="T15">e</text:span><text:span text:style-name="T5">+</text:span><text:span text:style-name="T18">","</text:span><text:span text:style-name="T5">));</text:span></text:p>
      <text:p text:style-name="P13"><text:span text:style-name="T5"><text:tab/><text:tab/></text:span><text:span text:style-name="T19">//--------------------------------------</text:span></text:p>
      <text:p text:style-name="P13"><text:span text:style-name="T5"><text:tab/><text:tab/></text:span></text:p>
      <text:p text:style-name="P13"><text:span text:style-name="T5"><text:tab/><text:tab/></text:span><text:span text:style-name="T14">int</text:span><text:span text:style-name="T5"> [] </text:span><text:span text:style-name="T15">arr2</text:span><text:span text:style-name="T5"> = </text:span><text:span text:style-name="T15">list</text:span><text:span text:style-name="T5">.stream().map(</text:span><text:span text:style-name="T15">e</text:span><text:span text:style-name="T5"> -&gt; </text:span><text:span text:style-name="T15">e</text:span><text:span text:style-name="T5"> + </text:span><text:span text:style-name="T18">""</text:span><text:span text:style-name="T5">).filter(</text:span><text:span text:style-name="T15">e</text:span><text:span text:style-name="T5"> -&gt; </text:span><text:span text:style-name="T15">e</text:span><text:span text:style-name="T5">.startsWith(</text:span><text:span text:style-name="T18">"2"</text:span><text:span text:style-name="T5">)).mapToInt(</text:span><text:span text:style-name="T15">e</text:span><text:span text:style-name="T5">-&gt; Integer.</text:span><text:span text:style-name="T6">parseInt</text:span><text:span text:style-name="T5">(</text:span><text:span text:style-name="T15">e</text:span><text:span text:style-name="T5">)).toArray();</text:span></text:p>
      <text:p text:style-name="P13"><text:span text:style-name="T5"><text:tab/><text:tab/>Arrays.</text:span><text:span text:style-name="T6">stream</text:span><text:span text:style-name="T5">(</text:span><text:span text:style-name="T15">arr2</text:span><text:span text:style-name="T5">).map(</text:span><text:span text:style-name="T15">e</text:span><text:span text:style-name="T5"> -&gt; (Integer)</text:span><text:span text:style-name="T15">e</text:span><text:span text:style-name="T5">).forEach(</text:span><text:span text:style-name="T15">e</text:span><text:span text:style-name="T5"> -&gt; System.</text:span><text:span text:style-name="T16">out</text:span><text:span text:style-name="T5">.println(</text:span><text:span text:style-name="T15">e</text:span><text:span text:style-name="T5"> + </text:span><text:span text:style-name="T18">"#"</text:span><text:span text:style-name="T5">));</text:span></text:p>
      <text:p text:style-name="P13"><text:span text:style-name="T5"><text:tab/><text:tab/></text:span></text:p>
      <text:p text:style-name="P13"><text:span text:style-name="T5"><text:tab/><text:tab/></text:span><text:span text:style-name="T14">int</text:span><text:span text:style-name="T5">[] </text:span><text:span text:style-name="T15">arr3</text:span><text:span text:style-name="T5"> = Arrays.</text:span><text:span text:style-name="T6">stream</text:span><text:span text:style-name="T5">(</text:span><text:span text:style-name="T15">str</text:span><text:span text:style-name="T5">.split(</text:span><text:span text:style-name="T18">","</text:span><text:span text:style-name="T5">)).filter(</text:span><text:span text:style-name="T15">e</text:span><text:span text:style-name="T5"> -&gt; </text:span><text:span text:style-name="T15">e</text:span><text:span text:style-name="T5">.startsWith(</text:span><text:span text:style-name="T18">"2"</text:span><text:span text:style-name="T5">)).mapToInt(Integer::</text:span><text:span text:style-name="T6">parseInt</text:span><text:span text:style-name="T5">).toArray();</text:span></text:p>
      <text:p text:style-name="P13"><text:span text:style-name="T5"><text:tab/><text:tab/></text:span><text:span text:style-name="T14">for</text:span><text:span text:style-name="T5">(</text:span><text:span text:style-name="T14">int</text:span><text:span text:style-name="T5"> </text:span><text:span text:style-name="T15">i</text:span><text:span text:style-name="T5">=0;</text:span><text:span text:style-name="T15">i</text:span><text:span text:style-name="T5">&lt;</text:span><text:span text:style-name="T15">arr3</text:span><text:span text:style-name="T5">.</text:span><text:span text:style-name="T17">length</text:span><text:span text:style-name="T5">;</text:span><text:span text:style-name="T15">i</text:span><text:span text:style-name="T5">++) {</text:span></text:p>
      <text:p text:style-name="P13"><text:span text:style-name="T5"><text:tab/><text:tab/><text:tab/>System.</text:span><text:span text:style-name="T16">out</text:span><text:span text:style-name="T5">.println(</text:span><text:span text:style-name="T18">"----&gt; "</text:span><text:span text:style-name="T5">+ </text:span><text:span text:style-name="T15">arr3</text:span><text:span text:style-name="T5">[</text:span><text:span text:style-name="T15">i</text:span><text:span text:style-name="T5">]);</text:span></text:p>
      <text:p text:style-name="P13"><text:span text:style-name="T5"><text:tab/><text:tab/>}</text:span></text:p>
      <text:p text:style-name="P13"><text:span text:style-name="T5"><text:tab/><text:tab/></text:span><text:span text:style-name="T19">//---------------------------------------</text:span></text:p>
      <text:p text:style-name="P13"><text:span text:style-name="T5"><text:tab/><text:tab/></text:span><text:span text:style-name="T15">list</text:span><text:span text:style-name="T5">.stream().filter(</text:span><text:span text:style-name="T15">e</text:span><text:span text:style-name="T5"> -&gt; Collections.</text:span><text:span text:style-name="T6">frequency</text:span><text:span text:style-name="T5">(</text:span><text:span text:style-name="T15">list</text:span><text:span text:style-name="T5">, </text:span><text:span text:style-name="T15">e</text:span><text:span text:style-name="T5">) &gt; 1).distinct().forEach(System.</text:span><text:span text:style-name="T16">out</text:span><text:span text:style-name="T5">::println);</text:span></text:p>
      <text:p text:style-name="P13"><text:span text:style-name="T5"><text:tab/><text:tab/></text:span></text:p>
      <text:p text:style-name="P13"><text:span text:style-name="T5"><text:tab/><text:tab/>Arrays.</text:span><text:span text:style-name="T6">stream</text:span><text:span text:style-name="T5">(</text:span><text:span text:style-name="T15">str</text:span><text:span text:style-name="T5">.split(</text:span><text:span text:style-name="T18">","</text:span><text:span text:style-name="T5">)).map(</text:span><text:span text:style-name="T15">e</text:span><text:span text:style-name="T5"> -&gt; Integer.</text:span><text:span text:style-name="T6">parseInt</text:span><text:span text:style-name="T5">(</text:span><text:span text:style-name="T15">e</text:span><text:span text:style-name="T5">))</text:span></text:p>
      <text:p text:style-name="P13"><text:span text:style-name="T5"><text:tab/><text:tab/>.filter(</text:span><text:span text:style-name="T15">e</text:span><text:span text:style-name="T5"> -&gt; Collections.</text:span><text:span text:style-name="T6">frequency</text:span><text:span text:style-name="T5">(Arrays.</text:span><text:span text:style-name="T6">stream</text:span><text:span text:style-name="T5">(</text:span><text:span text:style-name="T15">str</text:span><text:span text:style-name="T5">.split(</text:span><text:span text:style-name="T18">","</text:span><text:span text:style-name="T5">)).map(</text:span><text:span text:style-name="T15">p</text:span><text:span text:style-name="T5"> -&gt; Integer.</text:span><text:span text:style-name="T6">parseInt</text:span><text:span text:style-name="T5">(</text:span><text:span text:style-name="T15">p</text:span><text:span text:style-name="T5">)).toList(), </text:span><text:span text:style-name="T15">e</text:span><text:span text:style-name="T5">) &gt; 1).distinct()</text:span></text:p>
      <text:p text:style-name="P13"><text:span text:style-name="T5"><text:tab/><text:tab/>.forEach(System.</text:span><text:span text:style-name="T16">out</text:span><text:span text:style-name="T5">::println);</text:span></text:p>
      <text:p text:style-name="P13"><text:span text:style-name="T5"><text:tab/><text:tab/></text:span><text:span text:style-name="T19">//---------------------------------------</text:span></text:p>
      <text:p text:style-name="P13"><text:span text:style-name="T5"><text:tab/><text:tab/></text:span><text:span text:style-name="T14">int</text:span><text:span text:style-name="T5"> </text:span><text:span text:style-name="T15">max</text:span><text:span text:style-name="T5"> = </text:span><text:span text:style-name="T15">list</text:span><text:span text:style-name="T5">.stream().max(Comparator.</text:span><text:span text:style-name="T6">comparing</text:span><text:span text:style-name="T5">(Integer::</text:span><text:span text:style-name="T6">valueOf</text:span><text:span text:style-name="T5">)).get();</text:span></text:p>
      <text:p text:style-name="P13"><text:span text:style-name="T5"><text:tab/><text:tab/>System.</text:span><text:span text:style-name="T16">out</text:span><text:span text:style-name="T5">.println(</text:span><text:span text:style-name="T18">"Max-&gt;"</text:span><text:span text:style-name="T5">+</text:span><text:span text:style-name="T15">max</text:span><text:span text:style-name="T5">);</text:span></text:p>
      <text:p text:style-name="P13"><text:span text:style-name="T5"><text:tab/><text:tab/></text:span></text:p>
      <text:p text:style-name="P13"><text:span text:style-name="T5"><text:tab/><text:tab/></text:span><text:span text:style-name="T14">int</text:span><text:span text:style-name="T5"> </text:span><text:span text:style-name="T15">min</text:span><text:span text:style-name="T5"> = </text:span><text:span text:style-name="T15">list</text:span><text:span text:style-name="T5">.stream().min(Comparator.</text:span><text:span text:style-name="T6">comparing</text:span><text:span text:style-name="T5">(Integer::</text:span><text:span text:style-name="T6">valueOf</text:span><text:span text:style-name="T5">)).get();</text:span></text:p>
      <text:p text:style-name="P13"><text:span text:style-name="T5"><text:tab/><text:tab/>System.</text:span><text:span text:style-name="T16">out</text:span><text:span text:style-name="T5">.println(</text:span><text:span text:style-name="T18">"Min-&gt;"</text:span><text:span text:style-name="T5">+</text:span><text:span text:style-name="T15">min</text:span><text:span text:style-name="T5">);</text:span></text:p>
      <text:p text:style-name="P13"><text:span text:style-name="T5"><text:tab/><text:tab/></text:span></text:p>
      <text:p text:style-name="P13"><text:span text:style-name="T5"><text:tab/><text:tab/></text:span><text:span text:style-name="T15">min</text:span><text:span text:style-name="T5"> = Arrays.</text:span><text:span text:style-name="T6">stream</text:span><text:span text:style-name="T5">(</text:span><text:span text:style-name="T15">str</text:span><text:span text:style-name="T5">.split(</text:span><text:span text:style-name="T18">","</text:span><text:span text:style-name="T5">)).mapToInt(</text:span><text:span text:style-name="T15">e</text:span><text:span text:style-name="T5"> -&gt; Integer.</text:span><text:span text:style-name="T6">parseInt</text:span><text:span text:style-name="T5">(</text:span><text:span text:style-name="T15">e</text:span><text:span text:style-name="T5">)).min().getAsInt();</text:span></text:p>
      <text:p text:style-name="P13"><text:soft-page-break/><text:span text:style-name="T5"><text:tab/><text:tab/>System.</text:span><text:span text:style-name="T16">out</text:span><text:span text:style-name="T5">.println(</text:span><text:span text:style-name="T18">"NEW MIN: "</text:span><text:span text:style-name="T5">+</text:span><text:span text:style-name="T15">min</text:span><text:span text:style-name="T5">);</text:span></text:p>
      <text:p text:style-name="P13"><text:span text:style-name="T5"><text:tab/><text:tab/></text:span></text:p>
      <text:p text:style-name="P13"><text:span text:style-name="T5"><text:tab/><text:tab/></text:span><text:span text:style-name="T15">max</text:span><text:span text:style-name="T5"> = Arrays.</text:span><text:span text:style-name="T6">stream</text:span><text:span text:style-name="T5">(</text:span><text:span text:style-name="T15">str</text:span><text:span text:style-name="T5">.split(</text:span><text:span text:style-name="T18">","</text:span><text:span text:style-name="T5">)).mapToInt(</text:span><text:span text:style-name="T15">e</text:span><text:span text:style-name="T5"> -&gt; Integer.</text:span><text:span text:style-name="T6">parseInt</text:span><text:span text:style-name="T5">(</text:span><text:span text:style-name="T15">e</text:span><text:span text:style-name="T5">)).max().getAsInt();</text:span></text:p>
      <text:p text:style-name="P13"><text:span text:style-name="T5"><text:tab/><text:tab/>System.</text:span><text:span text:style-name="T16">out</text:span><text:span text:style-name="T5">.println(</text:span><text:span text:style-name="T18">"NEW MAX : "</text:span><text:span text:style-name="T5">+</text:span><text:span text:style-name="T15">max</text:span><text:span text:style-name="T5">);</text:span></text:p>
      <text:p text:style-name="P13"><text:span text:style-name="T5"><text:tab/><text:tab/></text:span><text:span text:style-name="T19">//------------------------------------</text:span></text:p>
      <text:p text:style-name="P13"><text:span text:style-name="T5"><text:tab/><text:tab/></text:span><text:span text:style-name="T15">list</text:span><text:span text:style-name="T5">.stream().sorted().forEach(</text:span><text:span text:style-name="T15">e</text:span><text:span text:style-name="T5"> -&gt; System.</text:span><text:span text:style-name="T16">out</text:span><text:span text:style-name="T5">.println(</text:span><text:span text:style-name="T15">e</text:span><text:span text:style-name="T5">+</text:span><text:span text:style-name="T18">"%"</text:span><text:span text:style-name="T5">));</text:span></text:p>
      <text:p text:style-name="P13"><text:span text:style-name="T5"><text:tab/><text:tab/></text:span><text:span text:style-name="T15">list</text:span><text:span text:style-name="T5">.stream().sorted(Collections.</text:span><text:span text:style-name="T6">reverseOrder</text:span><text:span text:style-name="T5">()).forEach(</text:span><text:span text:style-name="T15">e</text:span><text:span text:style-name="T5"> -&gt; System.</text:span><text:span text:style-name="T16">out</text:span><text:span text:style-name="T5">.println(</text:span><text:span text:style-name="T15">e</text:span><text:span text:style-name="T5">+</text:span><text:span text:style-name="T18">"%"</text:span><text:span text:style-name="T5">));</text:span></text:p>
      <text:p text:style-name="P13"><text:span text:style-name="T5"><text:tab/><text:tab/></text:span></text:p>
      <text:p text:style-name="P13"><text:span text:style-name="T5"><text:tab/><text:tab/></text:span></text:p>
      <text:p text:style-name="P13"><text:span text:style-name="T5"><text:tab/><text:tab/>Arrays.</text:span><text:span text:style-name="T6">stream</text:span><text:span text:style-name="T5">(</text:span><text:span text:style-name="T15">str</text:span><text:span text:style-name="T5">.split(</text:span><text:span text:style-name="T18">","</text:span><text:span text:style-name="T5">)).mapToInt(Integer::</text:span><text:span text:style-name="T6">parseInt</text:span><text:span text:style-name="T5">).sorted().forEach(</text:span><text:span text:style-name="T15">e</text:span><text:span text:style-name="T5"> -&gt; System.</text:span><text:span text:style-name="T16">out</text:span><text:span text:style-name="T5">.println(</text:span><text:span text:style-name="T15">e</text:span><text:span text:style-name="T5"> + </text:span><text:span text:style-name="T18">"&amp;&amp;"</text:span><text:span text:style-name="T5">));</text:span></text:p>
      <text:p text:style-name="P13"><text:span text:style-name="T5"><text:tab/><text:tab/>Arrays.</text:span><text:span text:style-name="T6">stream</text:span><text:span text:style-name="T5">(</text:span><text:span text:style-name="T15">str</text:span><text:span text:style-name="T5">.split(</text:span><text:span text:style-name="T18">","</text:span><text:span text:style-name="T5">)).map(Integer::</text:span><text:span text:style-name="T6">parseInt</text:span><text:span text:style-name="T5">).sorted(</text:span><text:span text:style-name="T14">new</text:span><text:span text:style-name="T5"> Comparator&lt;Integer&gt;(){</text:span></text:p>
      <text:p text:style-name="P14"/>
      <text:p text:style-name="P13"><text:span text:style-name="T5"><text:tab/><text:tab/><text:tab/></text:span><text:span text:style-name="T20">@Override</text:span></text:p>
      <text:p text:style-name="P13"><text:span text:style-name="T5"><text:tab/><text:tab/><text:tab/></text:span><text:span text:style-name="T14">public</text:span><text:span text:style-name="T5"> </text:span><text:span text:style-name="T14">int</text:span><text:span text:style-name="T5"> compare(Integer </text:span><text:span text:style-name="T15">o1</text:span><text:span text:style-name="T5">, Integer </text:span><text:span text:style-name="T15">o2</text:span><text:span text:style-name="T5">) {</text:span></text:p>
      <text:p text:style-name="P13"><text:span text:style-name="T5"><text:tab/><text:tab/><text:tab/><text:tab/></text:span><text:span text:style-name="T19">// </text:span><text:span text:style-name="T21">TODO</text:span><text:span text:style-name="T19"> Auto-generated method stub</text:span></text:p>
      <text:p text:style-name="P13"><text:span text:style-name="T5"><text:tab/><text:tab/><text:tab/><text:tab/></text:span><text:span text:style-name="T14">return</text:span><text:span text:style-name="T5"> </text:span><text:span text:style-name="T15">o2</text:span><text:span text:style-name="T5">.compareTo(</text:span><text:span text:style-name="T15">o1</text:span><text:span text:style-name="T5">);</text:span></text:p>
      <text:p text:style-name="P13"><text:span text:style-name="T5"><text:tab/><text:tab/><text:tab/>}</text:span></text:p>
      <text:p text:style-name="P13"><text:span text:style-name="T5"><text:tab/><text:tab/><text:tab/></text:span></text:p>
      <text:p text:style-name="P13"><text:span text:style-name="T5"><text:tab/><text:tab/>}).forEach(</text:span><text:span text:style-name="T15">e</text:span><text:span text:style-name="T5"> -&gt; System.</text:span><text:span text:style-name="T16">out</text:span><text:span text:style-name="T5">.println(</text:span><text:span text:style-name="T15">e</text:span><text:span text:style-name="T5"> + </text:span><text:span text:style-name="T18">" @@"</text:span><text:span text:style-name="T5">));</text:span></text:p>
      <text:p text:style-name="P13"><text:span text:style-name="T5"><text:tab/><text:tab/></text:span></text:p>
      <text:p text:style-name="P13"><text:span text:style-name="T5"><text:tab/><text:tab/></text:span><text:span text:style-name="T19">//-----------------------------------</text:span></text:p>
      <text:p text:style-name="P13"><text:span text:style-name="T5"><text:tab/><text:tab/>Object [] </text:span><text:span text:style-name="T15">y</text:span><text:span text:style-name="T5"> = </text:span><text:span text:style-name="T15">list</text:span><text:span text:style-name="T5">.stream().limit(3).toArray();</text:span></text:p>
      <text:p text:style-name="P13"><text:span text:style-name="T5"><text:tab/><text:tab/></text:span><text:span text:style-name="T14">for</text:span><text:span text:style-name="T5">(Object </text:span><text:span text:style-name="T15">e</text:span><text:span text:style-name="T5"> : </text:span><text:span text:style-name="T15">y</text:span><text:span text:style-name="T5">) {</text:span></text:p>
      <text:p text:style-name="P13"><text:span text:style-name="T5"><text:tab/><text:tab/><text:tab/>System.</text:span><text:span text:style-name="T16">out</text:span><text:span text:style-name="T5">.println((Integer)</text:span><text:span text:style-name="T15">e</text:span><text:span text:style-name="T5">);</text:span></text:p>
      <text:p text:style-name="P13"><text:span text:style-name="T5"><text:tab/><text:tab/>}</text:span></text:p>
      <text:p text:style-name="P13"><text:span text:style-name="T5"><text:tab/><text:tab/></text:span></text:p>
      <text:p text:style-name="P13"><text:span text:style-name="T5"><text:tab/><text:tab/></text:span></text:p>
      <text:p text:style-name="P13"><text:span text:style-name="T5"><text:tab/><text:tab/>Arrays.</text:span><text:span text:style-name="T6">stream</text:span><text:span text:style-name="T5">(</text:span><text:span text:style-name="T15">str</text:span><text:span text:style-name="T5">.split(</text:span><text:span text:style-name="T18">","</text:span><text:span text:style-name="T5">)).limit(3).forEach(System.</text:span><text:span text:style-name="T16">out</text:span><text:span text:style-name="T5">::println);</text:span></text:p>
      <text:p text:style-name="P13"><text:span text:style-name="T5"><text:tab/><text:tab/></text:span><text:span text:style-name="T19">//------------------------------------</text:span></text:p>
      <text:p text:style-name="P13"><text:span text:style-name="T5"><text:tab/><text:tab/></text:span></text:p>
      <text:p text:style-name="P13"><text:span text:style-name="T5"><text:tab/><text:tab/></text:span><text:span text:style-name="T14">int</text:span><text:span text:style-name="T5"> </text:span><text:span text:style-name="T15">secL</text:span><text:span text:style-name="T5"> <text:s/>= </text:span><text:span text:style-name="T15">list</text:span><text:span text:style-name="T5">.stream().distinct().sorted(Collections.</text:span><text:span text:style-name="T6">reverseOrder</text:span><text:span text:style-name="T5">()).skip(1).findFirst().get();</text:span></text:p>
      <text:p text:style-name="P13"><text:span text:style-name="T5"><text:tab/><text:tab/>System.</text:span><text:span text:style-name="T16">out</text:span><text:span text:style-name="T5">.println(</text:span><text:span text:style-name="T15">secL</text:span><text:span text:style-name="T5">);</text:span></text:p>
      <text:p text:style-name="P13"><text:span text:style-name="T5"><text:tab/><text:tab/></text:span></text:p>
      <text:p text:style-name="P13"><text:span text:style-name="T5"><text:tab/><text:tab/></text:span></text:p>
      <text:p text:style-name="P13"><text:span text:style-name="T5"><text:tab/><text:tab/></text:span><text:span text:style-name="T15">secL</text:span><text:span text:style-name="T5"> = Arrays.</text:span><text:span text:style-name="T6">stream</text:span><text:span text:style-name="T5">(</text:span><text:span text:style-name="T15">str</text:span><text:span text:style-name="T5">.split(</text:span><text:span text:style-name="T18">","</text:span><text:span text:style-name="T5">)).map(Integer::</text:span><text:span text:style-name="T6">parseInt</text:span><text:span text:style-name="T5">).sorted().skip(1).findFirst().get();</text:span></text:p>
      <text:p text:style-name="P13"><text:span text:style-name="T5"><text:tab/><text:tab/>System.</text:span><text:span text:style-name="T16">out</text:span><text:span text:style-name="T5">.println(</text:span><text:span text:style-name="T15">secL</text:span><text:span text:style-name="T5">);</text:span></text:p>
      <text:p text:style-name="P13"><text:span text:style-name="T5"><text:tab/><text:tab/></text:span></text:p>
      <text:p text:style-name="P13"><text:span text:style-name="T5"><text:tab/><text:tab/></text:span><text:span text:style-name="T14">int</text:span><text:span text:style-name="T5"> </text:span><text:span text:style-name="T15">secH</text:span><text:span text:style-name="T5"> = Arrays.</text:span><text:span text:style-name="T6">stream</text:span><text:span text:style-name="T5">(</text:span><text:span text:style-name="T15">str</text:span><text:span text:style-name="T5">.split(</text:span><text:span text:style-name="T18">","</text:span><text:span text:style-name="T5">)).map(Integer::</text:span><text:span text:style-name="T6">parseInt</text:span><text:span text:style-name="T5">).distinct().sorted(</text:span><text:span text:style-name="T14">new</text:span><text:span text:style-name="T5"> Comparator&lt;Integer&gt;() {</text:span></text:p>
      <text:p text:style-name="P14"/>
      <text:p text:style-name="P13"><text:span text:style-name="T5"><text:tab/><text:tab/><text:tab/></text:span><text:span text:style-name="T20">@Override</text:span></text:p>
      <text:p text:style-name="P13"><text:span text:style-name="T5"><text:tab/><text:tab/><text:tab/></text:span><text:span text:style-name="T14">public</text:span><text:span text:style-name="T5"> </text:span><text:span text:style-name="T14">int</text:span><text:span text:style-name="T5"> compare(Integer </text:span><text:span text:style-name="T15">o1</text:span><text:span text:style-name="T5">, Integer </text:span><text:span text:style-name="T15">o2</text:span><text:span text:style-name="T5">) {</text:span></text:p>
      <text:p text:style-name="P13"><text:span text:style-name="T5"><text:tab/><text:tab/><text:tab/><text:tab/></text:span><text:span text:style-name="T19">// </text:span><text:span text:style-name="T21">TODO</text:span><text:span text:style-name="T19"> Auto-generated method stub</text:span></text:p>
      <text:p text:style-name="P13"><text:span text:style-name="T5"><text:tab/><text:tab/><text:tab/><text:tab/></text:span><text:span text:style-name="T14">return</text:span><text:span text:style-name="T5"> </text:span><text:span text:style-name="T15">o2</text:span><text:span text:style-name="T5">.compareTo(</text:span><text:span text:style-name="T15">o1</text:span><text:span text:style-name="T5">);</text:span></text:p>
      <text:p text:style-name="P13"><text:span text:style-name="T5"><text:tab/><text:tab/><text:tab/>}</text:span></text:p>
      <text:p text:style-name="P13"><text:span text:style-name="T5"><text:tab/><text:tab/><text:tab/></text:span></text:p>
      <text:p text:style-name="P13"><text:span text:style-name="T5"><text:tab/><text:tab/>}).skip(1).findFirst().get();</text:span></text:p>
      <text:p text:style-name="P13"><text:span text:style-name="T5"><text:tab/><text:tab/>System.</text:span><text:span text:style-name="T16">out</text:span><text:span text:style-name="T5">.println(</text:span><text:span text:style-name="T15">secH</text:span><text:span text:style-name="T5">);</text:span></text:p>
      <text:p text:style-name="P13"><text:span text:style-name="T5"><text:tab/><text:tab/></text:span></text:p>
      <text:p text:style-name="P13"><text:span text:style-name="T5"><text:tab/><text:tab/>String </text:span><text:span text:style-name="T15">s1</text:span><text:span text:style-name="T5"> = </text:span><text:span text:style-name="T18">"ddddddddiiiiiiiiiiiiiirrrrrrrrrrrttttttttty"</text:span><text:span text:style-name="T5">;</text:span></text:p>
      <text:p text:style-name="P13"><text:span text:style-name="T5"><text:tab/><text:tab/> </text:span></text:p>
      <text:p text:style-name="P13"><text:soft-page-break/><text:span text:style-name="T5"><text:tab/><text:tab/>Map&lt;Character,Long&gt; </text:span><text:span text:style-name="T15">map</text:span><text:span text:style-name="T5"> = </text:span><text:span text:style-name="T15">s1</text:span><text:span text:style-name="T5">.chars().mapToObj(</text:span><text:span text:style-name="T15">e</text:span><text:span text:style-name="T5"> -&gt; (</text:span><text:span text:style-name="T14">char</text:span><text:span text:style-name="T5">)</text:span><text:span text:style-name="T15">e</text:span><text:span text:style-name="T5">)</text:span></text:p>
      <text:p text:style-name="P13"><text:span text:style-name="T5"><text:tab/><text:tab/><text:tab/><text:tab/>.collect(Collectors.</text:span><text:span text:style-name="T6">groupingBy</text:span><text:span text:style-name="T5">(</text:span><text:span text:style-name="T15">e</text:span><text:span text:style-name="T5"> -&gt; </text:span><text:span text:style-name="T15">e</text:span><text:span text:style-name="T5">,Collectors.</text:span><text:span text:style-name="T6">counting</text:span><text:span text:style-name="T5">()));<text:tab/><text:tab/></text:span></text:p>
      <text:p text:style-name="P13"><text:span text:style-name="T5"><text:tab/><text:tab/></text:span></text:p>
      <text:p text:style-name="P13"><text:span text:style-name="T5"><text:tab/><text:tab/></text:span></text:p>
      <text:p text:style-name="P13"><text:span text:style-name="T5"><text:tab/><text:tab/>System.</text:span><text:span text:style-name="T16">out</text:span><text:span text:style-name="T5">.println(</text:span><text:span text:style-name="T15">map</text:span><text:span text:style-name="T5">.toString());</text:span></text:p>
      <text:p text:style-name="P13"><text:span text:style-name="T5"><text:tab/><text:tab/></text:span></text:p>
      <text:p text:style-name="P13"><text:span text:style-name="T5"><text:tab/><text:tab/></text:span><text:span text:style-name="T15">s1</text:span><text:span text:style-name="T5">.chars().mapToObj(</text:span><text:span text:style-name="T15">e</text:span><text:span text:style-name="T5"> -&gt; (</text:span><text:span text:style-name="T14">char</text:span><text:span text:style-name="T5">)</text:span><text:span text:style-name="T15">e</text:span><text:span text:style-name="T5">).filter(</text:span><text:span text:style-name="T15">e</text:span><text:span text:style-name="T5"> -&gt; Collections.</text:span><text:span text:style-name="T6">frequency</text:span><text:span text:style-name="T5">(</text:span><text:span text:style-name="T15">s1</text:span><text:span text:style-name="T5">.chars().mapToObj(</text:span><text:span text:style-name="T15">p</text:span><text:span text:style-name="T5"> -&gt; (</text:span><text:span text:style-name="T14">char</text:span><text:span text:style-name="T5">)</text:span><text:span text:style-name="T15">p</text:span><text:span text:style-name="T5">).toList(), (</text:span><text:span text:style-name="T14">char</text:span><text:span text:style-name="T5">)</text:span><text:span text:style-name="T15">e</text:span><text:span text:style-name="T5">) &gt; 1).distinct().forEach(System.</text:span><text:span text:style-name="T16">out</text:span><text:span text:style-name="T5">::println);</text:span></text:p>
      <text:p text:style-name="P13"><text:span text:style-name="T5"><text:tab/><text:tab/></text:span></text:p>
      <text:p text:style-name="P13"><text:span text:style-name="T5"><text:tab/><text:tab/></text:span></text:p>
      <text:p text:style-name="P13"><text:span text:style-name="T5"><text:tab/><text:tab/></text:span><text:span text:style-name="T19">//---------------------------------------------</text:span></text:p>
      <text:p text:style-name="P13"><text:span text:style-name="T5"><text:tab/><text:tab/></text:span></text:p>
      <text:p text:style-name="P13"><text:span text:style-name="T5"><text:tab/><text:tab/></text:span></text:p>
      <text:p text:style-name="P13"><text:span text:style-name="T5"><text:tab/><text:tab/></text:span></text:p>
      <text:p text:style-name="P13"><text:span text:style-name="T5"><text:tab/><text:tab/></text:span></text:p>
      <text:p text:style-name="P13"><text:span text:style-name="T5"><text:tab/><text:tab/></text:span></text:p>
      <text:p text:style-name="P13"><text:span text:style-name="T5"><text:tab/><text:tab/></text:span></text:p>
      <text:p text:style-name="P13"><text:span text:style-name="T5"><text:tab/><text:tab/></text:span></text:p>
      <text:p text:style-name="P13"><text:span text:style-name="T5"><text:tab/><text:tab/></text:span></text:p>
      <text:p text:style-name="P13"><text:span text:style-name="T5"><text:tab/>}</text:span></text:p>
      <text:p text:style-name="P13"><text:span text:style-name="T5">}</text:span></text:p>
      <text:p text:style-name="P10"/>
      <text:p text:style-name="P10"/>
      <text:p text:style-name="P11"><text:span text:style-name="T22"><text:tab/><text:tab/>List&lt;Integer&gt; </text:span><text:span text:style-name="T15">list</text:span><text:span text:style-name="T22"> = Arrays.</text:span><text:span text:style-name="T23">asList</text:span><text:span text:style-name="T22">(11,2,67,48,98,2,11);</text:span></text:p>
      <text:p text:style-name="P13"><text:span text:style-name="T5"><text:tab/><text:tab/></text:span></text:p>
      <text:p text:style-name="P13"><text:span text:style-name="T5"><text:tab/><text:tab/></text:span><text:span text:style-name="T14">int</text:span><text:span text:style-name="T5"> </text:span><text:span text:style-name="T15">sum</text:span><text:span text:style-name="T5"> = </text:span><text:span text:style-name="T15">list</text:span><text:span text:style-name="T5">.stream().reduce((</text:span><text:span text:style-name="T15">a</text:span><text:span text:style-name="T5">,</text:span><text:span text:style-name="T15">b</text:span><text:span text:style-name="T5">) -&gt; </text:span><text:span text:style-name="T15">a</text:span><text:span text:style-name="T5">+</text:span><text:span text:style-name="T15">b</text:span><text:span text:style-name="T5">).get();</text:span></text:p>
      <text:p text:style-name="P13"><text:span text:style-name="T5"><text:tab/><text:tab/>System.</text:span><text:span text:style-name="T16">out</text:span><text:span text:style-name="T5">.println(</text:span><text:span text:style-name="T15">sum</text:span><text:span text:style-name="T5">);</text:span></text:p>
      <text:p text:style-name="P13"><text:span text:style-name="T5"><text:tab/><text:tab/></text:span></text:p>
      <text:p text:style-name="P13"><text:span text:style-name="T5"><text:tab/><text:tab/>String </text:span><text:span text:style-name="T15">str</text:span><text:span text:style-name="T5"> = </text:span><text:span text:style-name="T18">"11,2,67,48,90,67,48"</text:span><text:span text:style-name="T5">;</text:span></text:p>
      <text:p text:style-name="P13"><text:span text:style-name="T5"><text:tab/><text:tab/></text:span><text:span text:style-name="T15">sum</text:span><text:span text:style-name="T5"> = Arrays.</text:span><text:span text:style-name="T6">stream</text:span><text:span text:style-name="T5">(</text:span><text:span text:style-name="T15">str</text:span><text:span text:style-name="T5">.split(</text:span><text:span text:style-name="T18">","</text:span><text:span text:style-name="T5">)).map(</text:span><text:span text:style-name="T15">e</text:span><text:span text:style-name="T5"> -&gt; Integer.</text:span><text:span text:style-name="T6">parseInt</text:span><text:span text:style-name="T5">(</text:span><text:span text:style-name="T15">e</text:span><text:span text:style-name="T5">)).reduce(0, (</text:span><text:span text:style-name="T15">a</text:span><text:span text:style-name="T5">,</text:span><text:span text:style-name="T15">b</text:span><text:span text:style-name="T5">)-&gt;</text:span><text:span text:style-name="T15">a</text:span><text:span text:style-name="T5">+</text:span><text:span text:style-name="T15">b</text:span><text:span text:style-name="T5">);</text:span></text:p>
      <text:p text:style-name="P13"><text:span text:style-name="T5"><text:tab/><text:tab/>System.</text:span><text:span text:style-name="T16">out</text:span><text:span text:style-name="T5">.println(</text:span><text:span text:style-name="T15">sum</text:span><text:span text:style-name="T5">);</text:span></text:p>
      <text:p text:style-name="P14"/>
      <text:p text:style-name="P13"><text:span text:style-name="T5"><text:tab/><text:tab/>List&lt;Emp&gt; </text:span><text:span text:style-name="T15">emp</text:span><text:span text:style-name="T5"> = Arrays.</text:span><text:span text:style-name="T6">asList</text:span><text:span text:style-name="T5">(</text:span></text:p>
      <text:p text:style-name="P13"><text:span text:style-name="T5"><text:tab/><text:tab/><text:tab/><text:tab/></text:span><text:span text:style-name="T14">new</text:span><text:span text:style-name="T5"> Emp(1,100,</text:span><text:span text:style-name="T18">"IT"</text:span><text:span text:style-name="T5">),</text:span></text:p>
      <text:p text:style-name="P13"><text:span text:style-name="T5"><text:tab/><text:tab/><text:tab/><text:tab/></text:span><text:span text:style-name="T14">new</text:span><text:span text:style-name="T5"> Emp(2,200,</text:span><text:span text:style-name="T18">"IT"</text:span><text:span text:style-name="T5">),</text:span></text:p>
      <text:p text:style-name="P13"><text:span text:style-name="T5"><text:tab/><text:tab/><text:tab/><text:tab/></text:span><text:span text:style-name="T14">new</text:span><text:span text:style-name="T5"> Emp(3,100,</text:span><text:span text:style-name="T18">"HR"</text:span><text:span text:style-name="T5">),</text:span></text:p>
      <text:p text:style-name="P13"><text:span text:style-name="T5"><text:tab/><text:tab/><text:tab/><text:tab/></text:span><text:span text:style-name="T14">new</text:span><text:span text:style-name="T5"> Emp(4,400,</text:span><text:span text:style-name="T18">"HR"</text:span><text:span text:style-name="T5">)</text:span></text:p>
      <text:p text:style-name="P13"><text:span text:style-name="T5"><text:tab/><text:tab/><text:tab/><text:tab/>);</text:span></text:p>
      <text:p text:style-name="P13"><text:span text:style-name="T5"><text:tab/><text:tab/>Emp </text:span><text:span text:style-name="T15">ep</text:span><text:span text:style-name="T5"> = </text:span><text:span text:style-name="T15">emp</text:span><text:span text:style-name="T5">.stream().max(</text:span><text:span text:style-name="T14">new</text:span><text:span text:style-name="T5"> Comparator&lt;Emp&gt;() {</text:span></text:p>
      <text:p text:style-name="P14"/>
      <text:p text:style-name="P13"><text:span text:style-name="T5"><text:tab/><text:tab/><text:tab/></text:span><text:span text:style-name="T20">@Override</text:span></text:p>
      <text:p text:style-name="P13"><text:span text:style-name="T5"><text:tab/><text:tab/><text:tab/></text:span><text:span text:style-name="T14">public</text:span><text:span text:style-name="T5"> </text:span><text:span text:style-name="T14">int</text:span><text:span text:style-name="T5"> compare(Emp </text:span><text:span text:style-name="T15">o1</text:span><text:span text:style-name="T5">, Emp </text:span><text:span text:style-name="T15">o2</text:span><text:span text:style-name="T5">) {</text:span></text:p>
      <text:p text:style-name="P13"><text:span text:style-name="T5"><text:tab/><text:tab/><text:tab/><text:tab/></text:span><text:span text:style-name="T19">// </text:span><text:span text:style-name="T21">TODO</text:span><text:span text:style-name="T19"> Auto-generated method stub</text:span></text:p>
      <text:p text:style-name="P13"><text:span text:style-name="T5"><text:tab/><text:tab/><text:tab/><text:tab/></text:span><text:span text:style-name="T14">if</text:span><text:span text:style-name="T5">(</text:span><text:span text:style-name="T15">o1</text:span><text:span text:style-name="T5">.getSalary() &lt; </text:span><text:span text:style-name="T15">o2</text:span><text:span text:style-name="T5">.getSalary()) {</text:span></text:p>
      <text:p text:style-name="P13"><text:span text:style-name="T5"><text:tab/><text:tab/><text:tab/><text:tab/><text:tab/></text:span><text:span text:style-name="T14">return</text:span><text:span text:style-name="T5"> -1;</text:span></text:p>
      <text:p text:style-name="P13"><text:span text:style-name="T5"><text:tab/><text:tab/><text:tab/><text:tab/>}</text:span><text:span text:style-name="T14">else</text:span><text:span text:style-name="T5"> </text:span><text:span text:style-name="T14">if</text:span><text:span text:style-name="T5">(</text:span><text:span text:style-name="T15">o1</text:span><text:span text:style-name="T5">.getSalary() &gt; </text:span><text:span text:style-name="T15">o2</text:span><text:span text:style-name="T5">.getSalary()) {</text:span></text:p>
      <text:p text:style-name="P13"><text:span text:style-name="T5"><text:tab/><text:tab/><text:tab/><text:tab/><text:tab/></text:span><text:span text:style-name="T14">return</text:span><text:span text:style-name="T5"> 1;</text:span></text:p>
      <text:p text:style-name="P13"><text:span text:style-name="T5"><text:tab/><text:tab/><text:tab/><text:tab/>}</text:span></text:p>
      <text:p text:style-name="P13"><text:span text:style-name="T5"><text:tab/><text:tab/><text:tab/><text:tab/></text:span><text:span text:style-name="T14">return</text:span><text:span text:style-name="T5"> 0;</text:span></text:p>
      <text:p text:style-name="P13"><text:span text:style-name="T5"><text:tab/><text:tab/><text:tab/>}</text:span></text:p>
      <text:p text:style-name="P13"><text:span text:style-name="T5"><text:tab/><text:tab/><text:tab/></text:span></text:p>
      <text:p text:style-name="P13"><text:span text:style-name="T5"><text:tab/><text:tab/>}).get();</text:span></text:p>
      <text:p text:style-name="P13"><text:span text:style-name="T5"><text:tab/><text:tab/></text:span></text:p>
      <text:p text:style-name="P13"><text:span text:style-name="T5"><text:tab/><text:tab/>System.</text:span><text:span text:style-name="T16">out</text:span><text:span text:style-name="T5">.println(</text:span><text:span text:style-name="T15">ep</text:span><text:span text:style-name="T5">);</text:span></text:p>
      <text:p text:style-name="P13"><text:span text:style-name="T5"><text:tab/><text:tab/></text:span></text:p>
      <text:p text:style-name="P13"><text:span text:style-name="T5"><text:tab/><text:tab/>Map&lt;String,Optional&lt;Emp&gt;&gt; </text:span><text:span text:style-name="T15">m</text:span><text:span text:style-name="T5"> = </text:span><text:span text:style-name="T15">emp</text:span><text:span text:style-name="T5">.stream().collect(Collectors.</text:span><text:span text:style-name="T6">groupingBy</text:span><text:span text:style-name="T5">(</text:span><text:span text:style-name="T15">e</text:span><text:span text:style-name="T5"> -&gt; </text:span><text:span text:style-name="T15">e</text:span><text:span text:style-name="T5">.getDept(),Collectors.</text:span><text:span text:style-name="T6">maxBy</text:span><text:span text:style-name="T5">(</text:span><text:span text:style-name="T14">new</text:span><text:span text:style-name="T5"> Comparator&lt;Emp&gt;() {</text:span></text:p>
      <text:p text:style-name="P14"/>
      <text:p text:style-name="P13"><text:soft-page-break/><text:span text:style-name="T5"><text:tab/><text:tab/><text:tab/></text:span><text:span text:style-name="T20">@Override</text:span></text:p>
      <text:p text:style-name="P13"><text:span text:style-name="T5"><text:tab/><text:tab/><text:tab/></text:span><text:span text:style-name="T14">public</text:span><text:span text:style-name="T5"> </text:span><text:span text:style-name="T14">int</text:span><text:span text:style-name="T5"> compare(Emp </text:span><text:span text:style-name="T15">o1</text:span><text:span text:style-name="T5">, Emp </text:span><text:span text:style-name="T15">o2</text:span><text:span text:style-name="T5">) {</text:span></text:p>
      <text:p text:style-name="P13"><text:span text:style-name="T5"><text:tab/><text:tab/><text:tab/><text:tab/></text:span><text:span text:style-name="T19">// </text:span><text:span text:style-name="T21">TODO</text:span><text:span text:style-name="T19"> Auto-generated method stub</text:span></text:p>
      <text:p text:style-name="P13"><text:span text:style-name="T5"><text:tab/><text:tab/><text:tab/><text:tab/></text:span><text:span text:style-name="T14">if</text:span><text:span text:style-name="T5">(</text:span><text:span text:style-name="T15">o1</text:span><text:span text:style-name="T5">.getSalary() &lt; </text:span><text:span text:style-name="T15">o2</text:span><text:span text:style-name="T5">.getSalary()) {</text:span></text:p>
      <text:p text:style-name="P13"><text:span text:style-name="T5"><text:tab/><text:tab/><text:tab/><text:tab/><text:tab/></text:span><text:span text:style-name="T14">return</text:span><text:span text:style-name="T5"> -1;</text:span></text:p>
      <text:p text:style-name="P13"><text:span text:style-name="T5"><text:tab/><text:tab/><text:tab/><text:tab/>}</text:span><text:span text:style-name="T14">else</text:span><text:span text:style-name="T5"> </text:span><text:span text:style-name="T14">if</text:span><text:span text:style-name="T5">(</text:span><text:span text:style-name="T15">o1</text:span><text:span text:style-name="T5">.getSalary() &gt; </text:span><text:span text:style-name="T15">o2</text:span><text:span text:style-name="T5">.getSalary()) {</text:span></text:p>
      <text:p text:style-name="P13"><text:span text:style-name="T5"><text:tab/><text:tab/><text:tab/><text:tab/><text:tab/></text:span><text:span text:style-name="T14">return</text:span><text:span text:style-name="T5"> 1;</text:span></text:p>
      <text:p text:style-name="P13"><text:span text:style-name="T5"><text:tab/><text:tab/><text:tab/><text:tab/>}</text:span></text:p>
      <text:p text:style-name="P13"><text:span text:style-name="T5"><text:tab/><text:tab/><text:tab/><text:tab/></text:span><text:span text:style-name="T14">return</text:span><text:span text:style-name="T5"> 0;</text:span></text:p>
      <text:p text:style-name="P13"><text:span text:style-name="T5"><text:tab/><text:tab/><text:tab/>}</text:span></text:p>
      <text:p text:style-name="P13"><text:span text:style-name="T5"><text:tab/><text:tab/><text:tab/></text:span></text:p>
      <text:p text:style-name="P13"><text:span text:style-name="T5"><text:tab/><text:tab/>})));</text:span></text:p>
      <text:p text:style-name="P13"><text:span text:style-name="T5"><text:tab/><text:tab/></text:span></text:p>
      <text:p text:style-name="P13"><text:span text:style-name="T5"><text:tab/><text:tab/>System.</text:span><text:span text:style-name="T16">out</text:span><text:span text:style-name="T5">.println(</text:span><text:span text:style-name="T15">m</text:span><text:span text:style-name="T5">);</text:span></text:p>
      <text:p text:style-name="P13"><text:span text:style-name="T5"><text:tab/><text:tab/></text:span></text:p>
      <text:p text:style-name="P13"><text:span text:style-name="T5"><text:tab/><text:tab/>Map&lt;Object, IntSummaryStatistics&gt; </text:span><text:span text:style-name="T15">mm</text:span><text:span text:style-name="T5"> = </text:span><text:span text:style-name="T15">emp</text:span><text:span text:style-name="T5">.stream().collect(Collectors.</text:span><text:span text:style-name="T6">groupingBy</text:span><text:span text:style-name="T5">(</text:span><text:span text:style-name="T15">e</text:span><text:span text:style-name="T5"> -&gt; </text:span><text:span text:style-name="T15">e</text:span><text:span text:style-name="T5">.getDept(), Collectors.</text:span><text:span text:style-name="T6">summarizingInt</text:span><text:span text:style-name="T5">(Emp::getSalary)));</text:span></text:p>
      <text:p text:style-name="P13"><text:span text:style-name="T5"><text:tab/><text:tab/></text:span></text:p>
      <text:p text:style-name="P13"><text:span text:style-name="T5"><text:tab/><text:tab/>System.</text:span><text:span text:style-name="T16">out</text:span><text:span text:style-name="T5">.println(</text:span><text:span text:style-name="T15">mm</text:span><text:span text:style-name="T5">);</text:span></text:p>
      <text:p text:style-name="P13"><text:span text:style-name="T5"><text:tab/><text:tab/></text:span></text:p>
      <text:p text:style-name="P13"><text:span text:style-name="T5"><text:tab/><text:tab/>Map&lt;String, Double&gt; </text:span><text:span text:style-name="T15">mmm</text:span><text:span text:style-name="T5"> = </text:span><text:span text:style-name="T15">emp</text:span><text:span text:style-name="T5">.stream().collect(Collectors.</text:span><text:span text:style-name="T6">groupingBy</text:span><text:span text:style-name="T5">(</text:span><text:span text:style-name="T15">e</text:span><text:span text:style-name="T5"> -&gt; </text:span><text:span text:style-name="T15">e</text:span><text:span text:style-name="T5">.getDept(), Collectors.</text:span><text:span text:style-name="T6">averagingDouble</text:span><text:span text:style-name="T5">(Emp::getSalary)));</text:span></text:p>
      <text:p text:style-name="P10"><text:span text:style-name="T22"><text:tab/><text:tab/>System.</text:span><text:span text:style-name="T16">out</text:span><text:span text:style-name="T22">.println(</text:span><text:span text:style-name="T15">mmm</text:span><text:span text:style-name="T22">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Raleway" svg:font-family="Raleway, sans-serif"/>
    <style:font-face style:name="SimSun" svg:font-family="SimSun" style:font-family-generic="system" style:font-pitch="variable"/>
    <style:font-face style:name="Source Code Pro" svg:font-family="'Source Code Pro', Consolas, 'Bitstream Vera Sans Mono', 'Courier New', Courier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22:05:26.62</meta:creation-date>
    <dc:date>2023-11-16T16:49:20.442889211</dc:date>
    <meta:editing-duration>PT1H43M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5" meta:paragraph-count="206" meta:word-count="662" meta:character-count="7802" meta:non-whitespace-character-count="6888"/>
  </office:meta>
</office:document-meta>
</file>